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85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09.0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01_titan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Median =</text:p>
          </table:table-cell>
          <table:table-cell table:formula="of:=MEDIAN([.F7:.F892])" office:value-type="float" office:value="28" calcext:value-type="float">
            <text:p>28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01_titanic.A1:01_titanic.L8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16:07:47.862140728</dc:date>
    <meta:editing-duration>PT7M7S</meta:editing-duration>
    <meta:editing-cycles>2</meta:editing-cycles>
    <meta:generator>LibreOffice/5.1.6.2$Linux_X86_64 LibreOffice_project/10m0$Build-2</meta:generator>
    <meta:document-statistic meta:table-count="1" meta:cell-count="9840" meta:object-count="0"/>
  </office:meta>
</office:document-meta>
</file>